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text-properties style:font-name="Liberation Mono" fo:font-style="normal" fo:font-weight="normal" officeooo:rsid="000536e5" officeooo:paragraph-rsid="000536e5" style:font-style-asian="normal" style:font-weight-asian="normal" style:font-style-complex="normal" style:font-weight-complex="normal"/>
    </style:style>
    <style:style style:name="P2" style:family="paragraph" style:parent-style-name="Text_20_body">
      <style:text-properties style:font-name="Liberation Mono" fo:font-style="normal" fo:font-weight="normal" officeooo:rsid="0010eacf" officeooo:paragraph-rsid="00124639" style:font-style-asian="normal" style:font-weight-asian="normal" style:font-style-complex="normal" style:font-weight-complex="normal"/>
    </style:style>
    <style:style style:name="P3" style:family="paragraph" style:parent-style-name="Text_20_body">
      <style:text-properties officeooo:paragraph-rsid="000536e5"/>
    </style:style>
    <style:style style:name="P4" style:family="paragraph" style:parent-style-name="Preformatted_20_Text">
      <style:paragraph-properties fo:margin-top="0cm" fo:margin-bottom="0.499cm" style:contextual-spacing="false"/>
    </style:style>
    <style:style style:name="P5" style:family="paragraph" style:parent-style-name="Preformatted_20_Text" style:list-style-name="L5">
      <style:text-properties style:font-name="Liberation Mono" fo:font-size="8pt" fo:font-style="italic" fo:font-weight="normal" officeooo:rsid="000d33c4" officeooo:paragraph-rsid="000536e5" style:font-size-asian="8pt" style:font-style-asian="italic" style:font-weight-asian="normal" style:font-size-complex="8pt" style:font-style-complex="italic" style:font-weight-complex="normal"/>
    </style:style>
    <style:style style:name="P6" style:family="paragraph" style:parent-style-name="Preformatted_20_Text">
      <style:paragraph-properties fo:margin-top="0cm" fo:margin-bottom="0.499cm" style:contextual-spacing="false"/>
      <style:text-properties style:font-name="Liberation Mono" fo:font-size="8pt" fo:font-style="italic" style:font-size-asian="8pt" style:font-style-asian="italic" style:font-size-complex="8pt" style:font-style-complex="italic"/>
    </style:style>
    <style:style style:name="P7" style:family="paragraph" style:parent-style-name="Preformatted_20_Text">
      <style:text-properties style:font-name="Liberation Mono" fo:font-size="8pt" style:font-size-asian="8pt" style:font-size-complex="8pt"/>
    </style:style>
    <style:style style:name="P8" style:family="paragraph" style:parent-style-name="Preformatted_20_Text">
      <style:paragraph-properties fo:margin-top="0cm" fo:margin-bottom="0.499cm" style:contextual-spacing="false"/>
      <style:text-properties style:font-name="Liberation Mono" fo:font-size="8pt" style:font-size-asian="8pt" style:font-size-complex="8pt"/>
    </style:style>
    <style:style style:name="P9" style:family="paragraph" style:parent-style-name="Preformatted_20_Text" style:list-style-name="L7">
      <style:paragraph-properties fo:margin-top="0cm" fo:margin-bottom="0.499cm" style:contextual-spacing="false"/>
      <style:text-properties style:font-name="Liberation Mono" fo:font-size="8pt" fo:font-style="normal" fo:font-weight="normal" style:font-size-asian="8pt" style:font-style-asian="normal" style:font-weight-asian="normal" style:font-size-complex="8pt" style:font-style-complex="normal" style:font-weight-complex="normal"/>
    </style:style>
    <style:style style:name="P10" style:family="paragraph" style:parent-style-name="Preformatted_20_Text" style:list-style-name="L7">
      <style:paragraph-properties fo:margin-top="0cm" fo:margin-bottom="0.499cm" style:contextual-spacing="false"/>
      <style:text-properties style:font-name="Liberation Mono" fo:font-size="8pt" fo:font-style="normal" fo:font-weight="normal" officeooo:rsid="002e7f3b" officeooo:paragraph-rsid="002e7f3b" style:font-size-asian="7pt" style:font-style-asian="normal" style:font-weight-asian="normal" style:font-size-complex="8pt" style:font-style-complex="normal" style:font-weight-complex="normal"/>
    </style:style>
    <style:style style:name="P11" style:family="paragraph" style:parent-style-name="Preformatted_20_Text">
      <style:paragraph-properties fo:margin-top="0cm" fo:margin-bottom="0.499cm" style:contextual-spacing="false"/>
      <style:text-properties officeooo:paragraph-rsid="002e7f3b"/>
    </style:style>
    <style:style style:name="P12" style:family="paragraph" style:parent-style-name="Preformatted_20_Text">
      <style:text-properties fo:font-size="8pt" style:font-size-asian="8pt" style:font-size-complex="8pt"/>
    </style:style>
    <style:style style:name="P13" style:family="paragraph" style:parent-style-name="Text_20_body" style:list-style-name="L1">
      <style:text-properties style:font-name="Liberation Mono" fo:font-style="italic" fo:font-weight="bold" officeooo:rsid="000536e5" officeooo:paragraph-rsid="000536e5" style:font-style-asian="italic" style:font-weight-asian="bold" style:font-style-complex="italic" style:font-weight-complex="bold"/>
    </style:style>
    <style:style style:name="P14" style:family="paragraph" style:parent-style-name="Text_20_body" style:list-style-name="L2">
      <style:text-properties style:font-name="Liberation Mono" fo:font-style="italic" fo:font-weight="bold" officeooo:rsid="000536e5" officeooo:paragraph-rsid="000536e5" style:font-style-asian="italic" style:font-weight-asian="bold" style:font-style-complex="italic" style:font-weight-complex="bold"/>
    </style:style>
    <style:style style:name="P15" style:family="paragraph" style:parent-style-name="Text_20_body" style:list-style-name="L1">
      <style:text-properties style:font-name="Liberation Mono" fo:font-style="italic" fo:font-weight="bold" officeooo:rsid="00644674" officeooo:paragraph-rsid="0003a9e2" style:font-style-asian="italic" style:font-weight-asian="bold" style:font-style-complex="italic" style:font-weight-complex="bold"/>
    </style:style>
    <style:style style:name="P16" style:family="paragraph" style:parent-style-name="Text_20_body" style:list-style-name="L2">
      <style:text-properties style:font-name="Liberation Mono" fo:font-style="italic" fo:font-weight="bold" officeooo:rsid="00066da7" officeooo:paragraph-rsid="00066da7" style:font-style-asian="italic" style:font-weight-asian="bold" style:font-style-complex="italic" style:font-weight-complex="bold"/>
    </style:style>
    <style:style style:name="P17" style:family="paragraph" style:parent-style-name="Text_20_body" style:list-style-name="L4">
      <style:text-properties style:font-name="Liberation Mono" fo:font-style="italic" fo:font-weight="bold" officeooo:rsid="00164be4" officeooo:paragraph-rsid="00164be4" style:font-style-asian="italic" style:font-weight-asian="bold" style:font-style-complex="italic" style:font-weight-complex="bold"/>
    </style:style>
    <style:style style:name="P18" style:family="paragraph" style:parent-style-name="Text_20_body" style:list-style-name="L4">
      <style:text-properties style:font-name="Liberation Mono" fo:font-style="italic" fo:font-weight="bold" officeooo:rsid="0012e1c8" officeooo:paragraph-rsid="0012e1c8" style:font-style-asian="italic" style:font-weight-asian="bold" style:font-style-complex="italic" style:font-weight-complex="bold"/>
    </style:style>
    <style:style style:name="P19" style:family="paragraph" style:parent-style-name="Text_20_body" style:list-style-name="L4">
      <style:text-properties style:font-name="Liberation Mono" fo:font-style="italic" fo:font-weight="bold" officeooo:rsid="00174f95" officeooo:paragraph-rsid="00174f95" style:font-style-asian="italic" style:font-weight-asian="bold" style:font-style-complex="italic" style:font-weight-complex="bold"/>
    </style:style>
    <style:style style:name="P20" style:family="paragraph" style:parent-style-name="Text_20_body">
      <style:text-properties style:font-name="Liberation Mono" fo:font-style="italic" fo:font-weight="bold" officeooo:rsid="000d33c4" officeooo:paragraph-rsid="000536e5" style:font-style-asian="italic" style:font-weight-asian="bold" style:font-style-complex="italic" style:font-weight-complex="bold"/>
    </style:style>
    <style:style style:name="P21" style:family="paragraph" style:parent-style-name="Text_20_body" style:list-style-name="L2">
      <style:text-properties style:font-name="Liberation Mono" fo:font-style="italic" fo:font-weight="normal" officeooo:rsid="00066da7" officeooo:paragraph-rsid="00066da7" style:font-style-asian="italic" style:font-weight-asian="normal" style:font-style-complex="italic" style:font-weight-complex="normal"/>
    </style:style>
    <style:style style:name="P22" style:family="paragraph" style:parent-style-name="Text_20_body" style:list-style-name="L2">
      <style:text-properties style:font-name="Liberation Mono" fo:font-style="normal" fo:font-weight="normal" officeooo:rsid="00644674" officeooo:paragraph-rsid="000535c8" style:font-style-asian="normal" style:font-weight-asian="normal" style:font-style-complex="normal" style:font-weight-complex="normal"/>
    </style:style>
    <style:style style:name="P23" style:family="paragraph" style:parent-style-name="Text_20_body" style:list-style-name="L2">
      <style:text-properties style:font-name="Liberation Mono" fo:font-style="normal" fo:font-weight="normal" officeooo:rsid="000536e5" officeooo:paragraph-rsid="000536e5" style:font-style-asian="normal" style:font-weight-asian="normal" style:font-style-complex="normal" style:font-weight-complex="normal"/>
    </style:style>
    <style:style style:name="P24" style:family="paragraph" style:parent-style-name="Text_20_body" style:list-style-name="L2">
      <style:text-properties style:font-name="Liberation Mono" fo:font-style="normal" fo:font-weight="normal" officeooo:rsid="00066da7" officeooo:paragraph-rsid="0007e152" style:font-style-asian="normal" style:font-weight-asian="normal" style:font-style-complex="normal" style:font-weight-complex="normal"/>
    </style:style>
    <style:style style:name="P25" style:family="paragraph" style:parent-style-name="Text_20_body">
      <style:text-properties style:font-name="Liberation Mono" fo:font-style="normal" fo:font-weight="normal" officeooo:rsid="00066da7" officeooo:paragraph-rsid="0007e152" style:font-style-asian="normal" style:font-weight-asian="normal" style:font-style-complex="normal" style:font-weight-complex="normal"/>
    </style:style>
    <style:style style:name="P26" style:family="paragraph" style:parent-style-name="Text_20_body" style:list-style-name="L4">
      <style:text-properties style:font-name="Liberation Mono" fo:font-style="normal" fo:font-weight="normal" officeooo:rsid="0010eacf" officeooo:paragraph-rsid="0010eacf" style:font-style-asian="normal" style:font-weight-asian="normal" style:font-style-complex="normal" style:font-weight-complex="normal"/>
    </style:style>
    <style:style style:name="P27" style:family="paragraph" style:parent-style-name="Text_20_body" style:list-style-name="L4">
      <style:text-properties style:font-name="Liberation Mono" fo:font-style="normal" fo:font-weight="normal" officeooo:rsid="0010eacf" officeooo:paragraph-rsid="00124639" style:font-style-asian="normal" style:font-weight-asian="normal" style:font-style-complex="normal" style:font-weight-complex="normal"/>
    </style:style>
    <style:style style:name="P28" style:family="paragraph" style:parent-style-name="Text_20_body" style:list-style-name="L4">
      <style:text-properties style:font-name="Liberation Mono" fo:font-style="normal" fo:font-weight="normal" officeooo:rsid="0010eacf" officeooo:paragraph-rsid="001c2eb3" style:font-style-asian="normal" style:font-weight-asian="normal" style:font-style-complex="normal" style:font-weight-complex="normal"/>
    </style:style>
    <style:style style:name="P29" style:family="paragraph" style:parent-style-name="Text_20_body" style:list-style-name="L2">
      <style:text-properties style:font-name="Liberation Mono" fo:font-style="normal" fo:font-weight="bold" officeooo:rsid="00066da7" officeooo:paragraph-rsid="00066da7" style:font-style-asian="normal" style:font-weight-asian="bold" style:font-style-complex="normal" style:font-weight-complex="bold"/>
    </style:style>
    <style:style style:name="P30" style:family="paragraph" style:parent-style-name="Text_20_body" style:list-style-name="L4">
      <style:text-properties style:font-name="Liberation Mono" fo:font-size="8pt" fo:font-style="normal" fo:font-weight="normal" officeooo:rsid="00164be4" officeooo:paragraph-rsid="00164be4" style:font-size-asian="8pt" style:font-style-asian="normal" style:font-weight-asian="normal" style:font-size-complex="8pt" style:font-style-complex="normal" style:font-weight-complex="normal"/>
    </style:style>
    <style:style style:name="P31" style:family="paragraph" style:parent-style-name="Text_20_body" style:list-style-name="L4">
      <style:text-properties style:font-name="Liberation Mono" fo:font-size="8pt" fo:font-style="normal" fo:font-weight="normal" officeooo:rsid="0012e1c8" officeooo:paragraph-rsid="0012e1c8" style:font-size-asian="8pt" style:font-style-asian="normal" style:font-weight-asian="normal" style:font-size-complex="8pt" style:font-style-complex="normal" style:font-weight-complex="normal"/>
    </style:style>
    <style:style style:name="P32" style:family="paragraph" style:parent-style-name="Text_20_body" style:list-style-name="L4">
      <style:text-properties style:font-name="Liberation Mono" fo:font-size="8pt" fo:font-style="normal" fo:font-weight="normal" officeooo:rsid="00174f95" officeooo:paragraph-rsid="00174f95" style:font-size-asian="8pt" style:font-style-asian="normal" style:font-weight-asian="normal" style:font-size-complex="8pt" style:font-style-complex="normal" style:font-weight-complex="normal"/>
    </style:style>
    <style:style style:name="P33" style:family="paragraph" style:parent-style-name="Text_20_body">
      <style:text-properties style:font-name="Liberation Mono" fo:font-size="8pt" fo:font-style="normal" fo:font-weight="normal" officeooo:rsid="00174f95" officeooo:paragraph-rsid="00174f95" style:font-size-asian="8pt" style:font-style-asian="normal" style:font-weight-asian="normal" style:font-size-complex="8pt" style:font-style-complex="normal" style:font-weight-complex="normal"/>
    </style:style>
    <style:style style:name="P34" style:family="paragraph" style:parent-style-name="Text_20_body" style:list-style-name="L4">
      <style:text-properties style:font-name="Liberation Mono" fo:font-size="8pt" fo:font-style="normal" fo:font-weight="bold" officeooo:rsid="00164be4" officeooo:paragraph-rsid="00164be4" style:font-size-asian="8pt" style:font-style-asian="normal" style:font-weight-asian="bold" style:font-size-complex="8pt" style:font-style-complex="normal" style:font-weight-complex="bold"/>
    </style:style>
    <style:style style:name="P35" style:family="paragraph" style:parent-style-name="Text_20_body" style:list-style-name="L4">
      <style:text-properties style:font-name="Liberation Mono" fo:font-size="8pt" fo:font-style="normal" fo:font-weight="bold" officeooo:rsid="0029d71e" officeooo:paragraph-rsid="002a3cab" style:font-size-asian="8pt" style:font-style-asian="normal" style:font-weight-asian="bold" style:font-size-complex="8pt" style:font-style-complex="normal" style:font-weight-complex="bold"/>
    </style:style>
    <style:style style:name="P36" style:family="paragraph" style:parent-style-name="Text_20_body" style:list-style-name="L4">
      <style:text-properties style:font-name="Liberation Mono" fo:font-size="8pt" fo:font-style="normal" fo:font-weight="bold" officeooo:rsid="0029d71e" officeooo:paragraph-rsid="0029d71e" style:font-size-asian="8pt" style:font-style-asian="normal" style:font-weight-asian="bold" style:font-size-complex="8pt" style:font-style-complex="normal" style:font-weight-complex="bold"/>
    </style:style>
    <style:style style:name="P37" style:family="paragraph" style:parent-style-name="Text_20_body" style:list-style-name="L4">
      <style:text-properties style:font-name="Liberation Mono" fo:font-size="8pt" fo:font-style="normal" fo:font-weight="bold" officeooo:rsid="0012e1c8" officeooo:paragraph-rsid="0012e1c8" style:font-size-asian="8pt" style:font-style-asian="normal" style:font-weight-asian="bold" style:font-size-complex="8pt" style:font-style-complex="normal" style:font-weight-complex="bold"/>
    </style:style>
    <style:style style:name="P38" style:family="paragraph" style:parent-style-name="Text_20_body" style:list-style-name="L8">
      <style:text-properties style:font-name="Liberation Mono" fo:font-size="12pt" fo:font-style="normal" fo:font-weight="normal" officeooo:rsid="002fe5b6" officeooo:paragraph-rsid="002fe5b6" style:font-size-asian="10.5pt" style:font-style-asian="normal" style:font-weight-asian="normal" style:font-size-complex="12pt" style:font-style-complex="normal" style:font-weight-complex="normal"/>
    </style:style>
    <style:style style:name="P39" style:family="paragraph" style:parent-style-name="Text_20_body">
      <style:text-properties style:font-name="Liberation Mono" fo:font-size="12pt" fo:font-style="normal" fo:font-weight="normal" officeooo:rsid="002fe5b6" officeooo:paragraph-rsid="002fe5b6" style:font-size-asian="10.5pt" style:font-style-asian="normal" style:font-weight-asian="normal" style:font-size-complex="12pt" style:font-style-complex="normal" style:font-weight-complex="normal"/>
    </style:style>
    <style:style style:name="P40" style:family="paragraph" style:parent-style-name="Text_20_body">
      <style:text-properties style:font-name="Liberation Mono" fo:font-size="12pt" fo:font-style="italic" fo:font-weight="bold" officeooo:rsid="002fe5b6" officeooo:paragraph-rsid="002fe5b6" style:font-size-asian="10.5pt" style:font-style-asian="italic" style:font-weight-asian="bold" style:font-size-complex="12pt" style:font-style-complex="italic" style:font-weight-complex="bold"/>
    </style:style>
    <style:style style:name="P41" style:family="paragraph" style:parent-style-name="Text_20_body" style:list-style-name="L2">
      <style:text-properties officeooo:paragraph-rsid="0007e152"/>
    </style:style>
    <style:style style:name="P42" style:family="paragraph" style:parent-style-name="Text_20_body" style:list-style-name="L2">
      <style:text-properties fo:font-style="italic" fo:font-weight="bold" officeooo:rsid="00082a2a" officeooo:paragraph-rsid="00082a2a" style:font-style-asian="italic" style:font-weight-asian="bold" style:font-style-complex="italic" style:font-weight-complex="bold"/>
    </style:style>
    <style:style style:name="P43" style:family="paragraph" style:parent-style-name="Text_20_body">
      <style:text-properties fo:font-style="italic" fo:font-weight="normal" officeooo:rsid="000d33c4" officeooo:paragraph-rsid="000536e5" style:font-style-asian="italic" style:font-weight-asian="normal" style:font-style-complex="italic" style:font-weight-complex="normal"/>
    </style:style>
    <style:style style:name="P44" style:family="paragraph" style:parent-style-name="Text_20_body" style:list-style-name="L4">
      <style:text-properties fo:font-style="italic" fo:font-weight="normal" officeooo:rsid="0010eacf" officeooo:paragraph-rsid="0010eacf" style:font-style-asian="italic" style:font-weight-asian="normal" style:font-style-complex="italic" style:font-weight-complex="normal"/>
    </style:style>
    <style:style style:name="P45" style:family="paragraph" style:parent-style-name="Text_20_body" style:list-style-name="L3">
      <style:text-properties officeooo:paragraph-rsid="000536e5"/>
    </style:style>
    <style:style style:name="P46" style:family="paragraph" style:parent-style-name="Text_20_body" style:list-style-name="L4">
      <style:text-properties officeooo:paragraph-rsid="001f2eb7"/>
    </style:style>
    <style:style style:name="P47" style:family="paragraph" style:parent-style-name="Text_20_body" style:list-style-name="L4">
      <style:text-properties fo:font-style="normal" fo:font-weight="normal" officeooo:rsid="0010eacf" officeooo:paragraph-rsid="0010eacf" style:font-style-asian="normal" style:font-weight-asian="normal" style:font-style-complex="normal" style:font-weight-complex="normal"/>
    </style:style>
    <style:style style:name="P48" style:family="paragraph" style:parent-style-name="Text_20_body" style:list-style-name="L6">
      <style:text-properties fo:font-style="normal" fo:font-weight="normal" officeooo:rsid="000d33c4" officeooo:paragraph-rsid="000536e5" style:font-style-asian="normal" style:font-weight-asian="normal" style:font-style-complex="normal" style:font-weight-complex="normal"/>
    </style:style>
    <style:style style:name="P49" style:family="paragraph" style:parent-style-name="Text_20_body" style:list-style-name="L2">
      <style:text-properties style:font-name="Liberation Mono" fo:font-size="8pt" fo:font-style="normal" fo:font-weight="normal" officeooo:rsid="00082a2a" officeooo:paragraph-rsid="00082a2a" style:font-size-asian="8pt" style:font-style-asian="normal" style:font-weight-asian="normal" style:font-size-complex="8pt" style:font-style-complex="normal" style:font-weight-complex="normal"/>
    </style:style>
    <style:style style:name="P50" style:family="paragraph" style:parent-style-name="Text_20_body" style:list-style-name="L3">
      <style:text-properties style:font-name="Liberation Mono" fo:font-size="8pt" fo:font-style="normal" officeooo:paragraph-rsid="000536e5" style:font-size-asian="8pt" style:font-style-asian="normal" style:font-size-complex="8pt" style:font-style-complex="normal"/>
    </style:style>
    <style:style style:name="P51" style:family="paragraph" style:parent-style-name="Text_20_body" style:list-style-name="L3">
      <style:text-properties style:font-name="Liberation Mono" fo:font-size="8pt" fo:font-style="normal" fo:font-weight="bold" officeooo:rsid="000d33c4" officeooo:paragraph-rsid="000536e5" style:font-size-asian="8pt" style:font-style-asian="normal" style:font-weight-asian="bold" style:font-size-complex="8pt" style:font-style-complex="normal" style:font-weight-complex="bold"/>
    </style:style>
    <style:style style:name="P52" style:family="paragraph" style:parent-style-name="Text_20_body" style:list-style-name="L2">
      <style:text-properties style:font-name="Liberation Mono" fo:font-size="8pt" fo:font-style="normal" fo:font-weight="bold" officeooo:rsid="00082a2a" officeooo:paragraph-rsid="00082a2a" style:font-size-asian="8pt" style:font-style-asian="normal" style:font-weight-asian="bold" style:font-size-complex="8pt" style:font-style-complex="normal" style:font-weight-complex="bold"/>
    </style:style>
    <style:style style:name="T1" style:family="text">
      <style:text-properties officeooo:rsid="0006180e"/>
    </style:style>
    <style:style style:name="T2" style:family="text">
      <style:text-properties officeooo:rsid="00066da7"/>
    </style:style>
    <style:style style:name="T3" style:family="text">
      <style:text-properties style:text-underline-style="none"/>
    </style:style>
    <style:style style:name="T4" style:family="text">
      <style:text-properties fo:color="#000000" loext:opacity="100%" style:text-underline-style="none"/>
    </style:style>
    <style:style style:name="T5" style:family="text">
      <style:text-properties fo:color="#000000" loext:opacity="100%" style:font-name="Liberation Mono" fo:font-style="normal" style:text-underline-style="none" fo:font-weight="normal" style:font-style-asian="normal" style:font-weight-asian="normal" style:font-style-complex="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149f1d" style:font-weight-asian="bold" style:font-weight-complex="bold"/>
    </style:style>
    <style:style style:name="T9" style:family="text">
      <style:text-properties fo:font-weight="bold" officeooo:rsid="002537c7" style:font-weight-asian="bold" style:font-weight-complex="bold"/>
    </style:style>
    <style:style style:name="T10" style:family="text">
      <style:text-properties fo:font-weight="bold" officeooo:rsid="000d33c4" style:font-weight-asian="bold" style:font-weight-complex="bold"/>
    </style:style>
    <style:style style:name="T11" style:family="text">
      <style:text-properties fo:font-weight="bold" officeooo:rsid="002e7f3b" style:font-weight-asian="bold" style:font-weight-complex="bold"/>
    </style:style>
    <style:style style:name="T12" style:family="text">
      <style:text-properties officeooo:rsid="0007e152"/>
    </style:style>
    <style:style style:name="T13" style:family="text">
      <style:text-properties fo:font-style="italic"/>
    </style:style>
    <style:style style:name="T14" style:family="text">
      <style:text-properties fo:font-style="italic" fo:font-weight="bold" officeooo:rsid="000d33c4" style:font-style-asian="italic" style:font-weight-asian="bold" style:font-style-complex="italic" style:font-weight-complex="bold"/>
    </style:style>
    <style:style style:name="T15" style:family="text">
      <style:text-properties fo:font-style="italic" fo:font-weight="bold" officeooo:rsid="00109bd2" style:font-style-asian="italic" style:font-weight-asian="bold" style:font-style-complex="italic" style:font-weight-complex="bold"/>
    </style:style>
    <style:style style:name="T16" style:family="text">
      <style:text-properties fo:font-style="italic" fo:font-weight="normal" officeooo:rsid="000d33c4" style:font-style-asian="italic" style:font-weight-asian="normal" style:font-style-complex="italic" style:font-weight-complex="normal"/>
    </style:style>
    <style:style style:name="T17" style:family="text">
      <style:text-properties style:font-name="Liberation Mono"/>
    </style:style>
    <style:style style:name="T18" style:family="text">
      <style:text-properties style:font-name="Liberation Mono" fo:font-style="normal" fo:font-weight="normal" style:font-style-asian="normal" style:font-weight-asian="normal" style:font-style-complex="normal" style:font-weight-complex="normal"/>
    </style:style>
    <style:style style:name="T19" style:family="text">
      <style:text-properties style:font-name="Liberation Mono" fo:font-style="normal" fo:font-weight="normal" officeooo:rsid="00066da7" style:font-style-asian="normal" style:font-weight-asian="normal" style:font-style-complex="normal" style:font-weight-complex="normal"/>
    </style:style>
    <style:style style:name="T20" style:family="text">
      <style:text-properties style:font-name="Liberation Mono" fo:font-style="normal" fo:font-weight="normal" officeooo:rsid="0007e152" style:font-style-asian="normal" style:font-weight-asian="normal" style:font-style-complex="normal" style:font-weight-complex="normal"/>
    </style:style>
    <style:style style:name="T21" style:family="text">
      <style:text-properties style:font-name="Liberation Mono" fo:font-style="normal" fo:font-weight="normal" officeooo:rsid="000d33c4" style:font-style-asian="normal" style:font-weight-asian="normal" style:font-style-complex="normal" style:font-weight-complex="normal"/>
    </style:style>
    <style:style style:name="T22" style:family="text">
      <style:text-properties style:font-name="Liberation Mono" fo:font-style="normal" fo:font-weight="normal" officeooo:rsid="00174f95" style:font-style-asian="normal" style:font-weight-asian="normal" style:font-style-complex="normal" style:font-weight-complex="normal"/>
    </style:style>
    <style:style style:name="T23" style:family="text">
      <style:text-properties style:font-name="Liberation Mono" fo:font-style="normal" fo:font-weight="normal" officeooo:rsid="001f2eb7" style:font-style-asian="normal" style:font-weight-asian="normal" style:font-style-complex="normal" style:font-weight-complex="normal"/>
    </style:style>
    <style:style style:name="T24" style:family="text">
      <style:text-properties style:font-name="Liberation Mono" fo:font-style="normal" fo:font-weight="normal" officeooo:rsid="002a76da" style:font-style-asian="normal" style:font-weight-asian="normal" style:font-style-complex="normal" style:font-weight-complex="normal"/>
    </style:style>
    <style:style style:name="T25" style:family="text">
      <style:text-properties style:font-name="Liberation Mono" fo:font-style="normal" fo:font-weight="bold" officeooo:rsid="001f2eb7" style:font-style-asian="normal" style:font-weight-asian="bold" style:font-style-complex="normal" style:font-weight-complex="bold"/>
    </style:style>
    <style:style style:name="T26" style:family="text">
      <style:text-properties style:font-name="Liberation Mono" officeooo:rsid="00066da7"/>
    </style:style>
    <style:style style:name="T27" style:family="text">
      <style:text-properties style:font-name="Liberation Mono" officeooo:rsid="000b8466"/>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174f95" style:font-style-asian="normal" style:font-weight-asian="normal" style:font-style-complex="normal" style:font-weight-complex="normal"/>
    </style:style>
    <style:style style:name="T30" style:family="text">
      <style:text-properties fo:font-style="normal" fo:font-weight="normal" officeooo:rsid="001f2eb7" style:font-style-asian="normal" style:font-weight-asian="normal" style:font-style-complex="normal"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0d33c4" style:font-weight-asian="normal" style:font-weight-complex="normal"/>
    </style:style>
    <style:style style:name="T33" style:family="text">
      <style:text-properties officeooo:rsid="00164be4"/>
    </style:style>
    <style:style style:name="T34" style:family="text">
      <style:text-properties officeooo:rsid="001c8b23"/>
    </style:style>
    <style:style style:name="T35" style:family="text">
      <style:text-properties officeooo:rsid="00248f7b"/>
    </style:style>
    <style:style style:name="T36" style:family="text">
      <style:text-properties style:font-name="Liberation Mono" fo:font-weight="bold" officeooo:rsid="002537c7" style:font-weight-asian="bold" style:font-weight-complex="bold"/>
    </style:style>
    <style:style style:name="T37" style:family="text">
      <style:text-properties style:font-name="Liberation Mono" officeooo:rsid="002537c7"/>
    </style:style>
    <style:style style:name="T38" style:family="text">
      <style:text-properties style:font-name="Liberation Mono" fo:font-size="8pt" fo:font-style="normal" fo:font-weight="bold" officeooo:rsid="002e7f3b" style:font-size-asian="7pt" style:font-style-asian="normal" style:font-weight-asian="bold" style:font-size-complex="8pt" style:font-style-complex="normal" style:font-weight-complex="bold"/>
    </style:style>
    <style:style style:name="T39" style:family="text">
      <style:text-properties fo:font-size="12pt" officeooo:rsid="002e7f3b" style:font-size-asian="10.5pt" style:font-size-complex="12pt"/>
    </style:style>
    <style:style style:name="T40" style:family="text">
      <style:text-properties fo:font-size="12pt" fo:font-weight="bold" officeooo:rsid="002e7f3b" style:font-size-asian="10.5pt" style:font-weight-asian="bold" style:font-size-complex="12pt" style:font-weight-complex="bold"/>
    </style:style>
    <style:style style:name="T41" style:family="text">
      <style:text-properties fo:font-size="8pt" style:font-size-asian="8pt" style:font-size-complex="8pt"/>
    </style:style>
    <style:style style:name="T42" style:family="text">
      <style:text-properties fo:font-size="8pt" fo:font-weight="normal" style:font-size-asian="8pt" style:font-weight-asian="normal" style:font-size-complex="8pt"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4296109" text:style-name="L1">
        <text:list-header>
          <text:p text:style-name="P13">(SOURCE:- GNU BASH Reference Manual, linuxi<text:span text:style-name="T1">z</text:span>e.com, <text:span text:style-name="T12">wikipedia.org, </text:span><text:span text:style-name="T35">geeksforgeeks.org</text:span>)</text:p>
          <text:p text:style-name="P15">Compound Commands:</text:p>
        </text:list-header>
      </text:list>
      <text:list xml:id="list3529525562" text:style-name="L2">
        <text:list-item>
          <text:p text:style-name="P22">Compound commands are the shell programming language constructs. Each construct begins with a reserved word or control operator and is terminated by a corresponding reservedword or operator. Any redirections associated with a compound command apply to all commands within that compound command unless ex-plicitly overridden. In most cases a list of commands in a compound command’s description may be separated from the rest of the command by one or more newlines, and may be followed by a newline in place of a semicolon. Bash provides looping constructs, conditional commands, and mechanisms to group.</text:p>
          <text:p text:style-name="P22"/>
          <text:p text:style-name="P14">Looping Constructs:</text:p>
        </text:list-item>
        <text:list-item>
          <text:p text:style-name="P23">In scripting languages such as Bash, loops are useful for automating repetitive tasks. There are 3 basic loop constructs in Bash scripting, <text:a xlink:type="simple" xlink:href="https://linuxize.com/post/bash-for-loop/" text:style-name="Internet_20_link" text:visited-style-name="Visited_20_Internet_20_Link"><text:span text:style-name="Source_20_Text"><text:span text:style-name="T4">for</text:span></text:span></text:a><text:a xlink:type="simple" xlink:href="https://linuxize.com/post/bash-for-loop/" text:style-name="Internet_20_link" text:visited-style-name="Visited_20_Internet_20_Link"><text:span text:style-name="T4"> loop</text:span></text:a> , <text:span text:style-name="T2">while loop</text:span> , and <text:span text:style-name="Source_20_Text">until</text:span> loop.</text:p>
          <text:p text:style-name="P16">Until Loop:</text:p>
          <text:p text:style-name="P29">The syntax of the until command is:</text:p>
          <text:p text:style-name="P21"><text:span text:style-name="T7">until</text:span> test-commands; <text:span text:style-name="T7">do</text:span> consequent-commands; <text:span text:style-name="T7">done</text:span></text:p>
        </text:list-item>
        <text:list-item>
          <text:p text:style-name="P41"><text:span text:style-name="T19">Execute consequent-commands as long as test-commands has an exit status which is not zero</text:span><text:span text:style-name="T20">(</text:span>In <text:a xlink:type="simple" xlink:href="https://en.wikipedia.org/wiki/Unix-like" text:style-name="Internet_20_link" text:visited-style-name="Visited_20_Internet_20_Link"><text:span text:style-name="T4">Unix</text:span></text:a><text:a xlink:type="simple" xlink:href="https://en.wikipedia.org/wiki/Unix-like" text:style-name="Internet_20_link" text:visited-style-name="Visited_20_Internet_20_Link"><text:span text:style-name="T3">-</text:span></text:a><text:a xlink:type="simple" xlink:href="https://en.wikipedia.org/wiki/Unix-like" text:style-name="Internet_20_link" text:visited-style-name="Visited_20_Internet_20_Link"><text:span text:style-name="T4">like</text:span></text:a><text:span text:style-name="T3"> </text:span><text:a xlink:type="simple" xlink:href="https://en.wikipedia.org/wiki/Operating_system" text:style-name="Internet_20_link" text:visited-style-name="Visited_20_Internet_20_Link"><text:span text:style-name="T4">operating</text:span></text:a><text:a xlink:type="simple" xlink:href="https://en.wikipedia.org/wiki/Operating_system" text:style-name="Internet_20_link" text:visited-style-name="Visited_20_Internet_20_Link"><text:span text:style-name="T3"> </text:span></text:a><text:a xlink:type="simple" xlink:href="https://en.wikipedia.org/wiki/Operating_system" text:style-name="Internet_20_link" text:visited-style-name="Visited_20_Internet_20_Link"><text:span text:style-name="T4">systems</text:span></text:a>, <text:span text:style-name="Source_20_Text"><text:span text:style-name="T6">true</text:span></text:span> and <text:span text:style-name="Source_20_Text"><text:span text:style-name="T6">false</text:span></text:span> are commands whose only function is to always return with a predetermined <text:a xlink:type="simple" xlink:href="https://en.wikipedia.org/wiki/Exit_status" text:style-name="Internet_20_link" text:visited-style-name="Visited_20_Internet_20_Link"><text:span text:style-name="T4">exit</text:span></text:a><text:a xlink:type="simple" xlink:href="https://en.wikipedia.org/wiki/Exit_status" text:style-name="Internet_20_link" text:visited-style-name="Visited_20_Internet_20_Link"> </text:a><text:a xlink:type="simple" xlink:href="https://en.wikipedia.org/wiki/Exit_status" text:style-name="Internet_20_link" text:visited-style-name="Visited_20_Internet_20_Link"><text:span text:style-name="T4">status</text:span></text:a>. Programmers and scripts often use the exit status of a command to assess success (exit status zero) or failure (non-zero) of the command. The <text:span text:style-name="Source_20_Text">true</text:span> and <text:span text:style-name="Source_20_Text">false</text:span> commands represent the <text:a xlink:type="simple" xlink:href="https://en.wikipedia.org/wiki/Logical_value" text:style-name="Internet_20_link" text:visited-style-name="Visited_20_Internet_20_Link"><text:span text:style-name="T4">logical values</text:span></text:a> of command success, because <text:span text:style-name="T13">true</text:span> returns 0, and <text:span text:style-name="T13">false</text:span> returns 1.<text:span text:style-name="T20">)</text:span><text:span text:style-name="T19">. The return status is the exit status of the last command executed in consequent-commands, or zero if none was executed.</text:span></text:p>
        </text:list-item>
        <text:list-item>
          <text:p text:style-name="P24">The condition is evaluated before executing the commands. If the condition evaluates to false, commands are executed. Otherwise, if the condition evaluates to true the loop will be terminated and the program control will be passed to the command that follows.</text:p>
        </text:list-item>
      </text:list>
      <text:p text:style-name="P25"/>
      <text:p text:style-name="P25"/>
      <text:p text:style-name="P25"/>
      <text:p text:style-name="P25"/>
      <text:list xml:id="list202952394824715" text:continue-numbering="true" text:style-name="L2">
        <text:list-header>
          <text:p text:style-name="P42"><text:soft-page-break/><text:span text:style-name="T26">E</text:span><text:span text:style-name="T17">xample</text:span><text:span text:style-name="T27">1</text:span><text:span text:style-name="T17">:</text:span></text:p>
          <text:p text:style-name="P52">#!/bin/bash</text:p>
          <text:p text:style-name="P49">counter=0</text:p>
          <text:p text:style-name="P49"><text:span text:style-name="T7">until</text:span> [ $counter -gt 5 ]</text:p>
          <text:p text:style-name="P52">do</text:p>
          <text:p text:style-name="P49"><text:s text:c="2"/><text:span text:style-name="T7">echo</text:span> Counter: $counter</text:p>
          <text:p text:style-name="P49"><text:s text:c="2"/>((counter++))</text:p>
          <text:p text:style-name="P52">done</text:p>
        </text:list-header>
      </text:list>
      <text:p text:style-name="P1"/>
      <text:p text:style-name="P1"/>
      <text:p text:style-name="P1"><text:tab/><text:span text:style-name="T14">Example2:</text:span></text:p>
      <text:list xml:id="list1018696308" text:style-name="L3">
        <text:list-item>
          <text:p text:style-name="P45"><text:span text:style-name="T21">The following script may be useful when your git host has downtime, and instead of manually typing </text:span><text:span text:style-name="Source_20_Text"><text:span text:style-name="T21">git pull</text:span></text:span><text:span text:style-name="T21"> multiple times until the host is online, you can run the script <text:tab/>once. It will try to pull the repository until it is successful</text:span><text:span text:style-name="T24">.</text:span></text:p>
          <text:p text:style-name="P51">#!/bin/bash</text:p>
          <text:p text:style-name="P50"><text:span text:style-name="T10">until</text:span><text:span text:style-name="T32"> git pull &amp;&gt; /dev/null</text:span></text:p>
          <text:p text:style-name="P51">do</text:p>
          <text:p text:style-name="P50"><text:span text:style-name="T32"><text:s text:c="4"/></text:span><text:span text:style-name="T10">echo</text:span><text:span text:style-name="T32"> "Waiting for the git host ..."</text:span></text:p>
          <text:p text:style-name="P50"><text:span text:style-name="T32"><text:s text:c="4"/></text:span><text:span text:style-name="T10">sleep</text:span><text:span text:style-name="T32"> 1</text:span></text:p>
          <text:p text:style-name="P51">done</text:p>
          <text:p text:style-name="P50"><text:span text:style-name="T10">echo</text:span><text:span text:style-name="T32"> -e "\nThe git repository is pulled."</text:span></text:p>
        </text:list-item>
      </text:list>
      <text:p text:style-name="P43"><text:tab/><text:span text:style-name="T36">Example3:</text:span></text:p>
      <text:list xml:id="list3149347665" text:style-name="L6">
        <text:list-item>
          <text:p text:style-name="P48"><text:span text:style-name="T37">In this example the until loop is infinite i.e it runs endlessly. If the condition is set in until the loop is always false then, the loop becomes infinite.</text:span></text:p>
        </text:list-item>
      </text:list>
      <text:list xml:id="list301144282" text:style-name="L5">
        <text:list-header>
          <text:p text:style-name="P5"><text:span text:style-name="T9">#!/bin/bash</text:span></text:p>
        </text:list-header>
      </text:list>
      <text:p text:style-name="P7"><text:tab/> <text:s text:c="2"/>## This is an infinite loop as the condition is set false.</text:p>
      <text:p text:style-name="P7"><text:tab/> <text:s text:c="2"/>condition=false</text:p>
      <text:p text:style-name="P7"><text:tab/> <text:s text:c="2"/>iteration_no=0</text:p>
      <text:p text:style-name="P7"><text:tab/> <text:s text:c="2"/><text:span text:style-name="T7">until</text:span> $condition</text:p>
      <text:p text:style-name="P7"><text:tab/> <text:s text:c="2"/><text:span text:style-name="T7">do</text:span></text:p>
      <text:p text:style-name="P7"><text:s text:c="4"/><text:tab/> <text:s text:c="4"/><text:span text:style-name="T7">echo</text:span> "Iteration no : $iteration_no"</text:p>
      <text:p text:style-name="P7"><text:s text:c="4"/><text:tab/> <text:s text:c="4"/>((iteration_no++))</text:p>
      <text:p text:style-name="P7"><text:s text:c="4"/><text:tab/> <text:s text:c="4"/><text:span text:style-name="T7">sleep</text:span> 1</text:p>
      <text:p text:style-name="P8"><text:tab/> <text:s text:c="2"/><text:span text:style-name="T7">done</text:span></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6"><text:soft-page-break/><text:span text:style-name="T7"><text:s text:c="4"/></text:span><text:span text:style-name="T40">Example4:</text:span></text:p>
      <text:list xml:id="list3095239290" text:style-name="L7">
        <text:list-item>
          <text:p text:style-name="P9"><text:span text:style-name="T39">Until loop can be used with multiple conditions. We can use the and : ‘&amp;&amp;’ operator and or: ‘||’ operator to use multiple conditions.</text:span></text:p>
          <text:p text:style-name="P10"><text:span text:style-name="T7">#!/bin/bash</text:span></text:p>
        </text:list-item>
      </text:list>
      <text:p text:style-name="P11"><text:span text:style-name="T38"><text:s text:c="7"/></text:span><text:span text:style-name="T42">##This program increments the value of </text:span></text:p>
      <text:p text:style-name="P12"><text:s text:c="7"/>## n until the sum is less than 20</text:p>
      <text:p text:style-name="P12"><text:s text:c="7"/>## <text:s text:c="2"/>or the value of n is less than 15</text:p>
      <text:p text:style-name="P12"><text:s text:c="7"/>n=1</text:p>
      <text:p text:style-name="P12"><text:s text:c="7"/>sum=0</text:p>
      <text:p text:style-name="P12"><text:s text:c="7"/>until [[ $n -gt 15 <text:s/>|| $sum -gt 20 ]]</text:p>
      <text:p text:style-name="P12"><text:s text:c="7"/>do</text:p>
      <text:p text:style-name="P12"><text:s text:c="9"/>sum=$(($sum + $n))</text:p>
      <text:p text:style-name="P12"><text:s text:c="9"/>echo "n = $n &amp; sum of first n = $sum"</text:p>
      <text:p text:style-name="P12"><text:s text:c="9"/>((n++))</text:p>
      <text:p text:style-name="P4"><text:span text:style-name="T41"><text:s text:c="7"/>done</text:span></text:p>
      <text:p text:style-name="P3"><text:span text:style-name="T16"><text:s text:c="6"/></text:span><text:span text:style-name="T15">While Loop:</text:span></text:p>
      <text:list xml:id="list1308078520" text:style-name="L4">
        <text:list-item>
          <text:p text:style-name="P47">The syntax of <text:span text:style-name="T7">while </text:span>loop is:</text:p>
          <text:p text:style-name="P44"><text:span text:style-name="T7">while</text:span> test-commands; <text:span text:style-name="T7">do</text:span> consequent-commands; <text:span text:style-name="T7">done</text:span></text:p>
        </text:list-item>
        <text:list-item>
          <text:p text:style-name="P26">Execute consequent-commands as long as test-commands has an exit status of zero. The return status is the exit status of the last command executed in consequent-commands, or zero if none was executed.</text:p>
        </text:list-item>
        <text:list-item>
          <text:p text:style-name="P27">The <text:span text:style-name="Source_20_Text"><text:span text:style-name="T17">while</text:span></text:span> and <text:span text:style-name="Source_20_Text"><text:span text:style-name="T17">until</text:span></text:span> loops are similar to each other. The main difference is that the <text:span text:style-name="Source_20_Text"><text:span text:style-name="T17">while</text:span></text:span> loop iterates as long as the condition evaluates to <text:span text:style-name="Source_20_Text"><text:span text:style-name="T17">true</text:span></text:span> and the <text:span text:style-name="Source_20_Text"><text:span text:style-name="T17">until</text:span></text:span> loop iterates as long as the condition evaluates to <text:span text:style-name="Source_20_Text"><text:span text:style-name="T17">false</text:span></text:span>.</text:p>
          <text:p text:style-name="P27"/>
          <text:p text:style-name="P27"/>
          <text:p text:style-name="P17"/>
          <text:p text:style-name="P17"/>
          <text:p text:style-name="P17">Example1:</text:p>
        </text:list-item>
        <text:list-item>
          <text:p text:style-name="P28">In the <text:span text:style-name="T34">following example</text:span>, we are using the built-in command <text:span text:style-name="Source_20_Text">:</text:span> to create an infinite loop. “<text:span text:style-name="Source_20_Text">:”</text:span> always returns true. You can also use the <text:span text:style-name="Source_20_Text">true</text:span> built-in or any other statement that always returns true.</text:p>
          <text:p text:style-name="P35">#!/bin/bash</text:p>
          <text:p text:style-name="P30"><text:span text:style-name="T7">while</text:span> :</text:p>
          <text:p text:style-name="P34">do</text:p>
          <text:p text:style-name="P30"><text:s text:c="2"/><text:span text:style-name="T7">echo</text:span> "Press &lt;CTRL+C&gt; to exit."</text:p>
          <text:p text:style-name="P30"><text:s text:c="2"/><text:span text:style-name="T7">sleep</text:span> 1</text:p>
          <text:p text:style-name="P34">done</text:p>
        </text:list-item>
      </text:list>
      <text:p text:style-name="P2"><text:soft-page-break/></text:p>
      <text:list xml:id="list202952538707472" text:continue-numbering="true" text:style-name="L4">
        <text:list-header>
          <text:p text:style-name="P18">Example<text:span text:style-name="T33">2</text:span>:</text:p>
          <text:p text:style-name="P35">#!/bin/bash</text:p>
          <text:p text:style-name="P31">i=0</text:p>
          <text:p text:style-name="P31"><text:span text:style-name="T7">wh</text:span><text:span text:style-name="T8">i</text:span><text:span text:style-name="T7">le</text:span> [ $i -le 2 ]</text:p>
          <text:p text:style-name="P37">do</text:p>
          <text:p text:style-name="P31"><text:s text:c="2"/><text:span text:style-name="T7">echo</text:span> Number: $i</text:p>
          <text:p text:style-name="P31"><text:s text:c="2"/>((i++))</text:p>
          <text:p text:style-name="P37">done</text:p>
          <text:p text:style-name="P18"/>
          <text:p text:style-name="P19">Example3:</text:p>
        </text:list-header>
        <text:list-item>
          <text:p text:style-name="P46"><text:span text:style-name="T22">One of the most common usages of the </text:span><text:span text:style-name="Source_20_Text"><text:span text:style-name="T29">while</text:span></text:span><text:span text:style-name="T22"> loop is to read a file, data stream, or variable line by line. </text:span><text:span text:style-name="T18">Here is an example that reads the </text:span><text:a xlink:type="simple" xlink:href="https://linuxize.com/post/etc-passwd-file/" text:style-name="Internet_20_link" text:visited-style-name="Visited_20_Internet_20_Link"><text:span text:style-name="Source_20_Text"><text:span text:style-name="T5">/etc/passwd</text:span></text:span></text:a><text:span text:style-name="T18"> file line by line and prints each line. Instead of controlling the </text:span><text:span text:style-name="Source_20_Text"><text:span text:style-name="T28">while</text:span></text:span><text:span text:style-name="T18"> loop with a condition, we are using input redirection (</text:span><text:span text:style-name="Source_20_Text"><text:span text:style-name="T28">&lt; "$file"</text:span></text:span><text:span text:style-name="T18">) to pass a file to the </text:span><text:span text:style-name="Source_20_Text"><text:span text:style-name="T28">read</text:span></text:span><text:span text:style-name="T18"> command, which controls the loop. The </text:span><text:span text:style-name="Source_20_Text"><text:span text:style-name="T28">while</text:span></text:span><text:span text:style-name="T18"> loop will run until the last line is read.</text:span><text:span text:style-name="T23">(</text:span><text:span text:style-name="T25">Note:</text:span><text:span text:style-name="T23">When reading file line by line, always use </text:span><text:span text:style-name="Source_20_Text"><text:span text:style-name="T30">read</text:span></text:span><text:span text:style-name="T23"> with the </text:span><text:span text:style-name="Source_20_Text"><text:span text:style-name="T30">-r</text:span></text:span><text:span text:style-name="T23"> option to prevent backslash from acting as an escape character). By default, the </text:span><text:span text:style-name="Source_20_Text"><text:span text:style-name="T30">read</text:span></text:span><text:span text:style-name="T23"> command trims the leading/trailing whitespace characters (spaces and tabs). Use the </text:span><text:span text:style-name="Source_20_Text"><text:span text:style-name="T30">IFS=</text:span></text:span><text:span text:style-name="T23"> option before </text:span><text:span text:style-name="Source_20_Text"><text:span text:style-name="T30">read</text:span></text:span><text:span text:style-name="T23"> to prevent this behavior.</text:span></text:p>
          <text:p text:style-name="P36">#!/bin/bash</text:p>
          <text:p text:style-name="P32">file=/etc/passwd</text:p>
          <text:p text:style-name="P32"><text:span text:style-name="T7">while</text:span> read -r line; do</text:p>
          <text:p text:style-name="P32"><text:s text:c="2"/><text:span text:style-name="T7">echo</text:span> $line</text:p>
          <text:p text:style-name="P32"><text:span text:style-name="T7">done</text:span> &lt; "$file"</text:p>
        </text:list-item>
      </text:list>
      <text:p text:style-name="P33"/>
      <text:p text:style-name="P33"/>
      <text:p text:style-name="P40">For Loop:</text:p>
      <text:list xml:id="list3254891869" text:style-name="L8">
        <text:list-item>
          <text:p text:style-name="P38">The Syntax of the for command is: </text:p>
          <text:list>
            <text:list-item>
              <text:p text:style-name="P38"><text:span text:style-name="T7">for</text:span> name [ [<text:span text:style-name="T7">in</text:span> [words ...] ] ; ] <text:span text:style-name="T7">do</text:span> commands; <text:span text:style-name="T7">done</text:span></text:p>
            </text:list-item>
          </text:list>
        </text:list-item>
      </text:list>
      <text:p text:style-name="P39"><text:s text:c="2"/></text:p>
      <text:list xml:id="list202952664290122" text:continue-list="list202952538707472" text:style-name="L4">
        <text:list-header>
          <text:p text:style-name="P18"/>
        </text:list-header>
      </text:list>
      <text:p text:style-name="P20"><text:tab/></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2T20:04:13.219159221</meta:creation-date>
    <dc:date>2022-06-13T20:29:50.315264290</dc:date>
    <meta:editing-duration>PT2H11M39S</meta:editing-duration>
    <meta:editing-cycles>52</meta:editing-cycles>
    <meta:generator>LibreOffice/7.3.4.1$Linux_X86_64 LibreOffice_project/30$Build-1</meta:generator>
    <meta:document-statistic meta:table-count="0" meta:image-count="0" meta:object-count="0" meta:page-count="4" meta:paragraph-count="93" meta:word-count="877" meta:character-count="5000" meta:non-whitespace-character-count="4093"/>
  </office:meta>
</office:document-meta>
</file>